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71EEE6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3.506cm"/>
    </style:style>
    <style:style style:name="pr2" style:family="presentation" style:parent-style-name="lyt-techpoly-outline1">
      <style:graphic-properties draw:fill-color="#ffffff" draw:auto-grow-height="true" fo:min-height="13.8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3.86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align="end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family="Albany" style:font-family-generic="swiss"/>
    </style:style>
    <style:style style:name="T2" style:family="text">
      <style:text-properties fo:font-family="'Courier 10 Pitch'" style:font-pitch="fix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What is udev?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evice manager for the Linux kernel</text:p>
              </text:list-item>
              <text:list-item>
                <text:p text:style-name="P2">Replaces devfs</text:p>
                <text:p text:style-name="P2"/>
                <text:p text:style-name="P2"/>
                <text:p text:style-name="P2"/>
                <text:p text:style-name="P2"/>
                <text:p text:style-name="P3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What was devfs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vided a file-like interface (nodes) to devices</text:p>
              </text:list-item>
              <text:list-item>
                <text:p>Names created at install</text:p>
              </text:list-item>
              <text:list-item>
                <text:p><text:span text:style-name="T1">Software interacts with driver with standard I/O system calls</text:span></text:p>
              </text:list-item>
              <text:list-item>
                <text:p><text:span text:style-name="T1">Special files:</text:span></text:p>
                <text:list>
                  <text:list-item>
                    <text:p><text:span text:style-name="T1">Block files (seekable)</text:span></text:p>
                  </text:list-item>
                  <text:list-item>
                    <text:p><text:span text:style-name="T1">Character files (sequential)</text:span></text:p>
                  </text:list-item>
                  <text:list-item>
                    <text:p><text:span text:style-name="T1">Pseudo-devices (/dev/null, /dev/urandom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t is a dir created by <text:span text:style-name="T2">makedev (mknod)</text:span>: full of files and directories, (usually) signifying nothing.</text:p>
              </text:list-item>
              <text:list-item>
                <text:p>Populated with everything that may or may not be present in the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dev syste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budev</text:p>
              </text:list-item>
              <text:list-item>
                <text:p>udevd</text:p>
              </text:list-item>
              <text:list-item>
                <text:p>udevad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event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dev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ns as a daemon and listens for uevents from the kernel (netlink socket, asynchronous [can be queued])</text:p>
              </text:list-item>
              <text:list-item>
                <text:p>Dynamically populates the <text:span text:style-name="T2">/dev</text:span> <text:s/>directory</text:p>
              </text:list-item>
              <text:list-item>
                <text:p>Can create device nodes and load drivers according to <text:span text:style-name="T3">udev ru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5"><text:a xlink:href="http://www.reactivated.net/writing_udev_rules.html">http://www.reactivated.net/writing_udev_rules.html</text:a></text:span></text:p>
                <text:p text:style-name="P6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Technical Polygon</dc:title>
    <dc:description>Presentation Layout Template</dc:description>
    <meta:creation-date>2012-10-26T13:24:34</meta:creation-date>
    <dc:language>en-US</dc:language>
    <meta:editing-cycles>5</meta:editing-cycles>
    <meta:editing-duration>PT38M33S</meta:editing-duration>
    <dc:date>2012-10-26T14:03:06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usr/lib64/libreoffice/basis3.4/share/template/common/layout/lyt-techpoly.otp"/>
  </office:meta>
</office:document-meta>
</file>